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0.952cm" svg:height="0.952cm" svg:x="0cm" svg:y="0.508cm">
            <text:p/>
          </draw:circle>
          <draw:line draw:style-name="gr2" draw:layer="layout" svg:x1="0.444cm" svg:y1="0.698cm" svg:x2="0.698cm" svg:y2="1.206cm">
            <text:p/>
          </draw:line>
          <draw:line draw:style-name="gr2" draw:layer="layout" svg:x1="0.444cm" svg:y1="0.698cm" svg:x2="0.254cm" svg:y2="1.206cm">
            <text:p/>
          </draw:line>
          <draw:line draw:style-name="gr2" draw:layer="layout" svg:x1="0.349cm" svg:y1="0.952cm" svg:x2="0.571cm" svg:y2="0.952cm">
            <text:p/>
          </draw:line>
          <draw:line draw:style-name="gr2" draw:layer="layout" svg:x1="0.476cm" svg:y1="0cm" svg:x2="0.476cm" svg:y2="0.508cm">
            <text:p/>
          </draw:line>
          <draw:line draw:style-name="gr2" draw:layer="layout" svg:x1="0.476cm" svg:y1="1.46cm" svg:x2="0.476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Vertical Ammeter</dc:title>
    <meta:creation-date>2011-02-07T17:11:43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